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602f" officeooo:paragraph-rsid="000e60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20:12:07.186540074</meta:creation-date>
    <dc:date>2020-03-30T20:12:20.025038670</dc:date>
    <meta:editing-duration>PT13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6.0.7.3$Linux_X86_64 LibreOffice_project/00m0$Build-3</meta:generator>
  </office:meta>
</office:document-meta>
</file>